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0000" fo:font-style="italic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<text:span text:style-name="T1">Document</text:span> <text:span text:style-name="T2">service</text:span> <text:span text:style-name="T3">test</text:span>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testodp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8T12:25:14.859944000</meta:creation-date>
    <dc:date>2017-09-28T12:25:56.149775000</dc:date>
    <meta:editing-duration>PT41S</meta:editing-duration>
    <meta:editing-cycles>1</meta:editing-cycles>
    <meta:document-statistic meta:object-count="25"/>
    <meta:generator>LibreOffice/5.1.6.2$MacOSX_X86_64 LibreOffice_project/07ac168c60a517dba0f0d7bc7540f5afa45f0909</meta:generator>
  </office:meta>
</office:document-meta>
</file>